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tyle="italic" officeooo:rsid="00139569" officeooo:paragraph-rsid="00139569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39569" officeooo:paragraph-rsid="001395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AIDE ET CRÉDITS</text:p>
          </table:table-cell>
        </table:table-row>
      </table:table>
      <text:p text:style-name="Standard"/>
      <text:p text:style-name="P1"><text:tab/>Ce fichier contiendra à terme des informations pour aider l'utilisateur ainsi que les crédits du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in Modern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in Modern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Roman" fo:font-family="'Latin Modern Roman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in Modern Roman" fo:font-family="'Latin Modern Roman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20:22:54.181410872</meta:creation-date>
    <dc:date>2016-05-07T20:23:54.540388182</dc:date>
    <meta:editing-duration>PT1M1S</meta:editing-duration>
    <meta:editing-cycles>1</meta:editing-cycles>
    <meta:document-statistic meta:table-count="1" meta:image-count="0" meta:object-count="0" meta:page-count="1" meta:paragraph-count="2" meta:word-count="19" meta:character-count="119" meta:non-whitespace-character-count="101"/>
    <meta:generator>LibreOffice/5.0.5.2$Linux_X86_64 LibreOffice_project/00m0$Build-2</meta:generator>
  </office:meta>
</office:document-meta>
</file>